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co25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fo:background-color="#00ff00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ffffff"/>
    </style:style>
    <style:style style:name="ce34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5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0" style:family="table-cell" style:parent-style-name="Default">
      <style:table-cell-properties fo:background-color="#cfe7f5"/>
    </style:style>
    <style:style style:name="ce41" style:family="table-cell" style:parent-style-name="Default">
      <style:text-properties fo:color="#800000" fo:font-weight="bold" style:font-weight-asian="bold" style:font-weight-complex="bold"/>
    </style:style>
    <style:style style:name="ce42" style:family="table-cell" style:parent-style-name="Default">
      <style:text-properties fo:color="#ff3366"/>
    </style:style>
    <style:style style:name="ce2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5" style:family="table-cell" style:parent-style-name="Default">
      <style:text-properties style:font-name="Liberation Serif" style:font-name-asian="Droid Sans Fallback" style:font-name-complex="FreeSans"/>
    </style:style>
    <style:style style:name="ce3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6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7" style:family="table-cell" style:parent-style-name="Default">
      <style:table-cell-properties fo:background-color="#00ffff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dcff"/>
    </style:style>
    <style:style style:name="ce45" style:family="table-cell" style:parent-style-name="Default" style:data-style-name="N37"/>
    <style:style style:name="ce46" style:family="table-cell" style:parent-style-name="Default">
      <style:text-properties fo:color="#00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5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7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7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5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7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5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7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7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7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7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7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7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7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7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8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6" table:formula="of:=[.L18]+4160" office:value-type="float" office:value="7101.81722689076">
            <text:p>7101.8172268908</text:p>
          </table:table-cell>
          <table:table-cell table:style-name="ce37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7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7" table:formula="of:=SUM([.H76])" office:value-type="float" office:value="1550.57692307692">
            <text:p>1550.5769230769</text:p>
          </table:table-cell>
          <table:table-cell table:style-name="ce37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7" office:value-type="float" office:value="400">
            <text:p>400</text:p>
          </table:table-cell>
          <table:table-cell table:style-name="ce37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5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5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5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5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34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5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5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34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8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8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5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8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5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8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8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8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8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8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8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8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8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8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8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8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8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20"/>
        <table:table-column table:style-name="co27" table:default-cell-style-name="ce22"/>
        <table:table-column table:style-name="co19" table:default-cell-style-name="ce20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9" office:value-type="string" calcext:value-type="string">
            <text:p><text:s/>week </text:p>
          </table:table-cell>
          <table:table-cell table:style-name="ce19" office:value-type="string" calcext:value-type="string">
            <text:p>Mon</text:p>
          </table:table-cell>
          <table:table-cell table:style-name="ce19" office:value-type="string" calcext:value-type="string">
            <text:p>Tue</text:p>
          </table:table-cell>
          <table:table-cell table:style-name="ce19" office:value-type="string" calcext:value-type="string">
            <text:p>Wed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Fri</text:p>
          </table:table-cell>
          <table:table-cell table:style-name="ce19" office:value-type="string" calcext:value-type="string">
            <text:p>Summary cost</text:p>
          </table:table-cell>
          <table:table-cell table:style-name="ce19" office:value-type="string" calcext:value-type="string">
            <text:p>Cost per man</text:p>
          </table:table-cell>
          <table:table-cell table:style-name="ce19" office:value-type="string" calcext:value-type="string">
            <text:p>Users</text:p>
          </table:table-cell>
          <table:table-cell table:style-name="ce19" office:value-type="string" calcext:value-type="string">
            <text:p>Cache</text:p>
          </table:table-cell>
          <table:table-cell table:style-name="ce19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0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0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0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9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0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9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9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9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9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0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0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0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0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0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0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0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0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0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0" table:formula="of:=[.B2]/16" office:value-type="float" office:value="337.5" calcext:value-type="float">
            <text:p>337.5</text:p>
          </table:table-cell>
          <table:table-cell table:style-name="ce20" table:formula="of:=[.C2]/16" office:value-type="float" office:value="325" calcext:value-type="float">
            <text:p>325</text:p>
          </table:table-cell>
          <table:table-cell table:style-name="ce20" table:formula="of:=[.D2]/16" office:value-type="float" office:value="262.5" calcext:value-type="float">
            <text:p>262.5</text:p>
          </table:table-cell>
          <table:table-cell table:style-name="ce20" table:formula="of:=[.E2]/17" office:value-type="float" office:value="276.470588235294" calcext:value-type="float">
            <text:p>276.4705882353</text:p>
          </table:table-cell>
          <table:table-cell table:style-name="ce20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0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0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0"/>
          <table:table-cell table:number-columns-repeated="6"/>
          <table:table-cell table:style-name="ce30"/>
          <table:table-cell table:number-columns-repeated="7"/>
        </table:table-row>
        <table:table-row table:style-name="ro8">
          <table:table-cell table:style-name="ce20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0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0"/>
          <table:table-cell table:number-columns-repeated="4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/>
          <table:table-cell table:style-name="ce20" office:value-type="string" calcext:value-type="string">
            <text:p>- Սարգիս</text:p>
          </table:table-cell>
          <table:table-cell table:style-name="ce20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/>
          <table:table-cell table:style-name="ce34" office:value-type="string" calcext:value-type="string">
            <text:p>- Գայանե</text:p>
          </table:table-cell>
          <table:table-cell table:style-name="ce34" office:value-type="string" calcext:value-type="string">
            <text:p>- Անի Գ․</text:p>
          </table:table-cell>
          <table:table-cell table:style-name="ce34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0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2" office:value-type="string" calcext:value-type="string">
            <text:p>- Ալեք</text:p>
          </table:table-cell>
          <table:table-cell table:style-name="ce34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2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2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formula="of:=[.B25]/14" office:value-type="float" office:value="342.857142857143" calcext:value-type="float">
            <text:p>342.8571428571</text:p>
          </table:table-cell>
          <table:table-cell table:style-name="ce20" table:formula="of:=[.C25]/16" office:value-type="float" office:value="268.75" calcext:value-type="float">
            <text:p>268.75</text:p>
          </table:table-cell>
          <table:table-cell table:style-name="ce20" table:formula="of:=[.D25]/12" office:value-type="float" office:value="416.666666666667" calcext:value-type="float">
            <text:p>416.6666666667</text:p>
          </table:table-cell>
          <table:table-cell table:style-name="ce20" table:formula="of:=[.E25]/13" office:value-type="float" office:value="346.153846153846" calcext:value-type="float">
            <text:p>346.1538461538</text:p>
          </table:table-cell>
          <table:table-cell table:style-name="ce20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0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0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34"/>
          <table:table-cell table:number-columns-repeated="2" table:style-name="ce20" office:value-type="string" calcext:value-type="string">
            <text:p>- Ալեք</text:p>
          </table:table-cell>
          <table:table-cell table:style-name="ce34"/>
          <table:table-cell table:style-name="ce35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2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0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formula="of:=[.B48]/14" office:value-type="float" office:value="328.571428571429" calcext:value-type="float">
            <text:p>328.5714285714</text:p>
          </table:table-cell>
          <table:table-cell table:style-name="ce20" table:formula="of:=[.C48]/13" office:value-type="float" office:value="361.538461538462" calcext:value-type="float">
            <text:p>361.5384615385</text:p>
          </table:table-cell>
          <table:table-cell table:style-name="ce20" table:formula="of:=[.D48]/13" office:value-type="float" office:value="307.692307692308" calcext:value-type="float">
            <text:p>307.6923076923</text:p>
          </table:table-cell>
          <table:table-cell table:style-name="ce20" table:formula="of:=[.E48]/14" office:value-type="float" office:value="357.142857142857" calcext:value-type="float">
            <text:p>357.1428571429</text:p>
          </table:table-cell>
          <table:table-cell table:style-name="ce20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0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0" office:value-type="string" calcext:value-type="string">
            <text:p><text:span text:style-name="T3">4</text:span></text:p>
          </table:table-cell>
          <table:table-cell table:style-name="ce22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0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34" office:value-type="string" calcext:value-type="string">
            <text:p>- Գենա</text:p>
          </table:table-cell>
          <table:table-cell table:number-columns-repeated="4" table:style-name="ce34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34" office:value-type="string" calcext:value-type="string">
            <text:p>- Անի Գ․</text:p>
          </table:table-cell>
          <table:table-cell table:style-name="ce22" table:number-columns-repeated="2"/>
          <table:table-cell table:style-name="ce22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2" office:value-type="string" calcext:value-type="string">
            <text:p>- Հասմիկ Դ</text:p>
          </table:table-cell>
          <table:table-cell table:number-columns-repeated="4" table:style-name="ce34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34" office:value-type="string" calcext:value-type="string">
            <text:p>- Համլետ</text:p>
          </table:table-cell>
          <table:table-cell/>
          <table:table-cell table:style-name="ce34" office:value-type="string" calcext:value-type="string">
            <text:p>- Համլետ</text:p>
          </table:table-cell>
          <table:table-cell table:style-name="ce20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number-columns-repeated="5"/>
          <table:table-cell table:style-name="Default"/>
          <table:table-cell table:style-name="ce20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2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42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formula="of:=[.L2]-[.N2]" office:value-type="float" office:value="-5662.98645798646">
            <text:p>-566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formula="of:=[.L3]-[.N3]" office:value-type="float" office:value="-6522.98645798646">
            <text:p>-6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formula="of:=[.L4]-[.N4]" office:value-type="float" office:value="-522.986457986459">
            <text:p>-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7" table:formula="of:=[.L5]-[.N5]" office:value-type="float" office:value="-9119.95615495616">
            <text:p>-9119.9561549562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4" table:formula="of:=[.L8]-[.N8]" office:value-type="float" office:value="-2131.40637140637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4" table:formula="of:=[.L9]-[.N9]" office:value-type="float" office:value="-3434.89121989122">
            <text:p>-3434.8912198912</text:p>
          </table:table-cell>
        </table:table-row>
        <table:table-row table:style-name="ro12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4" table:formula="of:=[.L10]-[.N10]" office:value-type="float" office:value="-10772.9864579865">
            <text:p>-10772.9864579865</text:p>
          </table:table-cell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7" table:formula="of:=[.L11]-[.N11]" office:value-type="float" office:value="-3769.85514485514">
            <text:p>-3769.8551448552</text:p>
          </table:table-cell>
        </table:table-row>
        <table:table-row table:style-name="ro12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7" table:formula="of:=[.L12]-[.N12]" office:value-type="float" office:value="-4522.98645798646">
            <text:p>-4522.9864579865</text:p>
          </table:table-cell>
        </table:table-row>
        <table:table-row table:style-name="ro12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3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7" office:value-type="float" office:value="-2000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formula="of:=[.L15]-[.N15]" office:value-type="float" office:value="-4696.00233100233">
            <text:p>-4696.0023310023</text:p>
          </table:table-cell>
        </table:table-row>
        <table:table-row table:style-name="ro12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9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7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9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9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9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9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300)</text:p>
          </table:table-cell>
          <table:table-cell office:value-type="float" office:value="20300">
            <text:p>20300</text:p>
          </table:table-cell>
        </table:table-row>
        <table:table-row table:style-name="ro12">
          <table:table-cell table:style-name="ce45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4500)</text:p>
          </table:table-cell>
          <table:table-cell office:value-type="string">
            <text:p>50000(salary)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5500">
            <text:p>5500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4500">
            <text:p>4500</text:p>
          </table:table-cell>
          <table:table-cell/>
        </table:table-row>
        <table:table-row table:style-name="ro12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500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5150)</text:p>
          </table:table-cell>
          <table:table-cell/>
        </table:table-row>
        <table:table-row table:style-name="ro12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</table:table-row>
        <table:table-row table:style-name="ro12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3500)</text:p>
          </table:table-cell>
          <table:table-cell/>
        </table:table-row>
        <table:table-row table:style-name="ro12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6"/>
          <table:table-cell/>
        </table:table-row>
        <table:table-row table:style-name="ro12">
          <table:table-cell table:number-columns-repeated="6"/>
          <table:table-cell table:style-name="Default"/>
          <table:table-cell table:style-name="ce39" table:formula="of:=SUM([.H2:.H15])" office:value-type="float" office:value="22800">
            <text:p>22800</text:p>
          </table:table-cell>
          <table:table-cell table:style-name="Default"/>
          <table:table-cell table:number-columns-repeated="2"/>
        </table:table-row>
        <table:table-row table:style-name="ro14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table:number-columns-repeated="3"/>
          <table:table-cell table:formula="of:=SUM([.B17:.F17])" office:value-type="float" office:value="9400">
            <text:p>9400</text:p>
          </table:table-cell>
          <table:table-cell table:style-name="ce8" table:formula="of:=SUM([.B30];[.C30];[.E30];[.F30])" office:value-type="float" office:value="751.923076923077">
            <text:p>751.9230769231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12">
          <table:table-cell table:style-name="ce45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0:.F30])" office:value-type="float" office:value="751.923076923077">
            <text:p>751.9230769231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0:.F30])" office:value-type="float" office:value="751.923076923077">
            <text:p>751.9230769231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0:.F30])" office:value-type="float" office:value="751.923076923077">
            <text:p>751.9230769231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30:.F30])" office:value-type="float" office:value="751.923076923077">
            <text:p>751.9230769231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0:.F30])" office:value-type="float" office:value="751.923076923077">
            <text:p>751.9230769231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0];[.D30];[.E30])" office:value-type="float" office:value="375">
            <text:p>375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+Arman</text:p>
          </table:table-cell>
          <table:table-cell table:number-columns-repeated="5"/>
          <table:table-cell table:formula="of:=SUM([.B30:.F30])" office:value-type="float" office:value="751.923076923077">
            <text:p>751.9230769231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0:.F30])" office:value-type="float" office:value="751.923076923077">
            <text:p>751.9230769231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C30:.F30])" office:value-type="float" office:value="376.923076923077">
            <text:p>376.9230769231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2"/>
          <table:table-cell table:style-name="ce2" table:number-columns-repeated="2"/>
          <table:table-cell table:style-name="Default"/>
          <table:table-cell table:formula="of:=SUM([.B30:.F30])" office:value-type="float" office:value="751.923076923077">
            <text:p>751.9230769231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formula="of:=SUM([.B30:.F30])" office:value-type="float" office:value="751.923076923077">
            <text:p>751.9230769231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0:.F30])" office:value-type="float" office:value="751.923076923077">
            <text:p>751.9230769231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3" office:value-type="float" office:value="376.923076923077">
            <text:p>376.9230769231</text:p>
          </table:table-cell>
          <table:table-cell table:style-name="ce2" table:formula="of:=[.D17]/12" office:value-type="float" office:value="0">
            <text:p>0</text:p>
          </table:table-cell>
          <table:table-cell table:style-name="ce2" table:formula="of:=[.E17]/13" office:value-type="float" office:value="0">
            <text:p>0</text:p>
          </table:table-cell>
          <table:table-cell table:style-name="ce2" table:formula="of:=[.F17]/11" office:value-type="float" office:value="0">
            <text:p>0</text:p>
          </table:table-cell>
          <table:table-cell table:style-name="Default"/>
          <table:table-cell table:style-name="Default" table:formula="of:=SUM([.D30];[.E30])" office:value-type="float" office:value="0">
            <text:p>0</text:p>
          </table:table-cell>
          <table:table-cell table:style-name="Default" office:value-type="string">
            <text:p>Arus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0:.F30])" office:value-type="float" office:value="751.923076923077">
            <text:p>751.9230769231</text:p>
          </table:table-cell>
          <table:table-cell table:style-name="Default" office:value-type="string">
            <text:p>Arman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ce39" table:formula="of:=SUM([.H17:.H30])" office:value-type="float" office:value="9023.07692307692">
            <text:p>9023.0769230769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10/13/2015</text:date>, <text:time>12:2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13T12:26:04</dc:date>
    <meta:editing-duration>P1DT16H56M6S</meta:editing-duration>
    <meta:editing-cycles>975</meta:editing-cycles>
    <meta:generator>OpenOffice/4.1.1$Unix OpenOffice.org_project/411m6$Build-9775</meta:generator>
    <dc:creator>employee employee</dc:creator>
    <meta:document-statistic meta:table-count="8" meta:cell-count="2304" meta:object-count="0"/>
  </office:meta>
</office:document-meta>
</file>